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CellButton.xml" manifest:media-type="text/xml"/>
  <manifest:file-entry manifest:full-path="Basic/Standard/ExecuteClickAction.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0"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3"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5"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28"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1"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2" style:family="table-cell" style:parent-style-name="Status" style:data-style-name="N100">
      <style:table-cell-properties fo:background-color="#ee6646"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3"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option form:label="Forno:  Comprimento = 100, Largura = 100, Altura = 100" form:current-selected="true"/>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3"/>
          <table:table-cell table:style-name="ce2" office:value-type="string" calcext:value-type="string">
            <text:p>Largura (cm):</text:p>
          </table:table-cell>
          <table:table-cell table:style-name="ce28"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28"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3"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office:value-type="string" calcext:value-type="string" table:number-columns-spanned="11" table:number-rows-spanned="1">
            <text:p>Forno: <text:s/>Comprimento = 100, Largura = 100, Altura = 1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5" office:value-type="string" calcext:value-type="string">
            <text:p>100</text:p>
          </table:table-cell>
          <table:table-cell table:style-name="ce2" office:value-type="string" calcext:value-type="string">
            <text:p>Largura (cm):</text:p>
          </table:table-cell>
          <table:table-cell table:style-name="ce31" office:value-type="string" calcext:value-type="string" table:number-columns-spanned="2" table:number-rows-spanned="1">
            <text:p>100</text:p>
          </table:table-cell>
          <table:covered-table-cell table:style-name="ce29"/>
          <table:table-cell table:style-name="ce2" office:value-type="string" calcext:value-type="string" table:number-columns-spanned="2" table:number-rows-spanned="1">
            <text:p>Altura (cm):</text:p>
          </table:table-cell>
          <table:covered-table-cell/>
          <table:table-cell table:style-name="ce31" office:value-type="string" calcext:value-type="string" table:number-columns-spanned="3" table:number-rows-spanned="1">
            <text:p>100</text:p>
          </table:table-cell>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5" office:value-type="string" calcext:value-type="string" table:number-columns-spanned="9" table:number-rows-spanned="1">
            <text:p>15 10</text:p>
          </table:table-cell>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4">
            <draw:control draw:z-index="10" draw:name="Controle 10" draw:style-name="gr4" draw:text-style-name="P2" svg:width="2.804cm" svg:height="0.9cm" svg:x="0cm" svg:y="0cm" draw:control="control9"/>
          </table:table-cell>
          <table:table-cell table:style-name="ce3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0"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0"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0"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0"/>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0" office:value-type="string" calcext:value-type="string">
            <text:p>Quantidade</text:p>
          </table:covered-table-cell>
          <table:covered-table-cell table:style-name="ce20"/>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eu</text:p>
          </table:table-cell>
          <table:covered-table-cell table:number-columns-repeated="2" table:style-name="ce12"/>
          <table:table-cell table:style-name="ce12" office:value-type="string" calcext:value-type="string">
            <text:p>13</text:p>
          </table:table-cell>
          <table:table-cell table:style-name="ce12" office:value-type="string" calcext:value-type="string">
            <text:p>12</text:p>
          </table:table-cell>
          <table:table-cell table:style-name="ce12"/>
          <table:table-cell table:style-name="ce15" office:value-type="string" calcext:value-type="string" table:number-columns-spanned="3" table:number-rows-spanned="1">
            <text:p>200</text:p>
          </table:table-cell>
          <table:covered-table-cell table:number-columns-repeated="2" table:style-name="ce15"/>
          <table:table-cell table:style-name="ce42"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column table:style-name="co17" table:number-columns-repeated="5" table:default-cell-style-name="ce43"/>
        <table:table-row table:style-name="ro3">
          <table:table-cell office:value-type="string" calcext:value-type="string">
            <text:p>Forno: <text:s/>Comprimento = 100, Largura = 100, Altura = 100</text:p>
          </table:table-cell>
          <table:table-cell table:number-columns-repeated="3" office:value-type="string" calcext:value-type="string">
            <text:p>100</text:p>
          </table:table-cell>
          <table:table-cell office:value-type="string" calcext:value-type="string">
            <text:p>15</text:p>
          </table:table-cell>
          <table:table-cell office:value-type="string" calcext:value-type="string">
            <text:p>10</text:p>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Arial3"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1">00/00/0000</text:date>, <text:time style:data-style-name="N2" text:time-value="16:56:45.30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1T17:12:14.844000000</dc:date>
    <meta:editing-duration>P4DT13H20M57S</meta:editing-duration>
    <meta:editing-cycles>6079</meta:editing-cycles>
    <meta:document-statistic meta:table-count="2" meta:cell-count="57"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f (Not SheetExists(kilnSheetDBName)) Then
		CreateKilnSheet()
	EndIf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listAsText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kilnDataAsText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3)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2)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_win"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